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 style:family="paragraph" style:parent-style-name="Standard">
      <style:paragraph-properties fo:margin-top="0.1665in" fo:margin-bottom="0.1665in" loext:contextual-spacing="false" fo:line-height="100%"/>
    </style:style>
    <style:style style:name="P8" style:family="paragraph" style:parent-style-name="Standard" style:list-style-name="WWNum5">
      <style:paragraph-properties fo:margin-left="0.5in" fo:margin-right="0in" fo:margin-top="0.1665in" fo:margin-bottom="0in" loext:contextual-spacing="false" fo:line-height="100%" fo:text-align="start" style:justify-single-word="false" fo:text-indent="-0.25in" style:auto-text-indent="false"/>
    </style:style>
    <style:style style:name="P9" style:family="paragraph" style:parent-style-name="Standard" style:list-style-name="WWNum8">
      <style:paragraph-properties fo:margin-left="0.5in" fo:margin-right="0in" fo:margin-top="0.1665in" fo:margin-bottom="0in" loext:contextual-spacing="false" fo:line-height="100%" fo:text-align="start" style:justify-single-word="false" fo:text-indent="-0.25in" style:auto-text-indent="false"/>
    </style:style>
    <style:style style:name="P10" style:family="paragraph" style:parent-style-name="Standard" style:list-style-name="WWNum9">
      <style:paragraph-properties fo:margin-left="0.5in" fo:margin-right="0in" fo:margin-top="0.1665in" fo:margin-bottom="0in" loext:contextual-spacing="false" fo:line-height="100%" fo:text-align="start" style:justify-single-word="false" fo:text-indent="-0.25in" style:auto-text-indent="false"/>
    </style:style>
    <style:style style:name="P11" style:family="paragraph" style:parent-style-name="Standard" style:list-style-name="WWNum10">
      <style:paragraph-properties fo:margin-left="0.5in" fo:margin-right="0in" fo:margin-top="0.1665in" fo:margin-bottom="0in" loext:contextual-spacing="false" fo:line-height="100%" fo:text-align="start" style:justify-single-word="false" fo:text-indent="-0.25in" style:auto-text-indent="false"/>
    </style:style>
    <style:style style:name="P12"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13" style:family="paragraph" style:parent-style-name="Standard" style:list-style-name="WWNum7">
      <style:paragraph-properties fo:margin-left="0.5in" fo:margin-right="0in" fo:margin-top="0.1665in" fo:margin-bottom="0in" loext:contextual-spacing="false" fo:line-height="100%" fo:text-align="start" style:justify-single-word="false" fo:text-indent="-0.25in" style:auto-text-indent="false"/>
    </style:style>
    <style:style style:name="P14"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15"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16"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17"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18" style:family="paragraph" style:parent-style-name="Standard" style:list-style-name="WWNum9">
      <style:paragraph-properties fo:margin-left="0.5in" fo:margin-right="0in" fo:margin-top="0in" fo:margin-bottom="0in" loext:contextual-spacing="false" fo:line-height="100%" fo:text-align="start" style:justify-single-word="false" fo:text-indent="-0.25in" style:auto-text-indent="false"/>
    </style:style>
    <style:style style:name="P19" style:family="paragraph" style:parent-style-name="Standard" style:list-style-name="WWNum10">
      <style:paragraph-properties fo:margin-left="0.5in" fo:margin-right="0in" fo:margin-top="0in" fo:margin-bottom="0in" loext:contextual-spacing="false" fo:line-height="100%" fo:text-align="start" style:justify-single-word="false" fo:text-indent="-0.25in" style:auto-text-indent="false"/>
    </style:style>
    <style:style style:name="P20"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21" style:family="paragraph" style:parent-style-name="Standard" style:list-style-name="WWNum7">
      <style:paragraph-properties fo:margin-left="0.5in" fo:margin-right="0in" fo:margin-top="0in" fo:margin-bottom="0in" loext:contextual-spacing="false" fo:line-height="100%" fo:text-align="start" style:justify-single-word="false" fo:text-indent="-0.25in" style:auto-text-indent="false"/>
    </style:style>
    <style:style style:name="P22"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23"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24" style:family="paragraph" style:parent-style-name="Standard" style:list-style-name="WWNum6">
      <style:paragraph-properties fo:margin-left="0.5in" fo:margin-right="0in" fo:margin-top="0in" fo:margin-bottom="0in" loext:contextual-spacing="false" fo:line-height="100%" fo:text-align="start" style:justify-single-word="false" fo:text-indent="-0.25in" style:auto-text-indent="false"/>
    </style:style>
    <style:style style:name="P25" style:family="paragraph" style:parent-style-name="Standard" style:list-style-name="WWNum5">
      <style:paragraph-properties fo:margin-left="0.5in" fo:margin-right="0in" fo:margin-top="0in" fo:margin-bottom="0.1665in" loext:contextual-spacing="false" fo:line-height="100%" fo:text-align="start" style:justify-single-word="false" fo:text-indent="-0.25in" style:auto-text-indent="false"/>
    </style:style>
    <style:style style:name="P26" style:family="paragraph" style:parent-style-name="Standard" style:list-style-name="WWNum8">
      <style:paragraph-properties fo:margin-left="0.5in" fo:margin-right="0in" fo:margin-top="0in" fo:margin-bottom="0.1665in" loext:contextual-spacing="false" fo:line-height="100%" fo:text-align="start" style:justify-single-word="false" fo:text-indent="-0.25in" style:auto-text-indent="false"/>
    </style:style>
    <style:style style:name="P27" style:family="paragraph" style:parent-style-name="Standard" style:list-style-name="WWNum9">
      <style:paragraph-properties fo:margin-left="0.5in" fo:margin-right="0in" fo:margin-top="0in" fo:margin-bottom="0.1665in" loext:contextual-spacing="false" fo:line-height="100%" fo:text-align="start" style:justify-single-word="false" fo:text-indent="-0.25in" style:auto-text-indent="false"/>
    </style:style>
    <style:style style:name="P28" style:family="paragraph" style:parent-style-name="Standard" style:list-style-name="WWNum10">
      <style:paragraph-properties fo:margin-left="0.5in" fo:margin-right="0in" fo:margin-top="0in" fo:margin-bottom="0.1665in" loext:contextual-spacing="false" fo:line-height="100%" fo:text-align="start" style:justify-single-word="false" fo:text-indent="-0.25in" style:auto-text-indent="false"/>
    </style:style>
    <style:style style:name="P29" style:family="paragraph" style:parent-style-name="Standard" style:list-style-name="WWNum3">
      <style:paragraph-properties fo:margin-left="0.5in" fo:margin-right="0in" fo:margin-top="0in" fo:margin-bottom="0.1665in" loext:contextual-spacing="false" fo:line-height="100%" fo:text-align="start" style:justify-single-word="false" fo:text-indent="-0.25in" style:auto-text-indent="false"/>
    </style:style>
    <style:style style:name="P30" style:family="paragraph" style:parent-style-name="Standard" style:list-style-name="WWNum7">
      <style:paragraph-properties fo:margin-left="0.5in" fo:margin-right="0in" fo:margin-top="0in" fo:margin-bottom="0.1665in" loext:contextual-spacing="false" fo:line-height="100%" fo:text-align="start" style:justify-single-word="false" fo:text-indent="-0.25in" style:auto-text-indent="false"/>
    </style:style>
    <style:style style:name="P31" style:family="paragraph" style:parent-style-name="Standard" style:list-style-name="WWNum6">
      <style:paragraph-properties fo:margin-left="0.5in" fo:margin-right="0in" fo:margin-top="0in" fo:margin-bottom="0.1665in" loext:contextual-spacing="false" fo:line-height="100%" fo:text-align="start" style:justify-single-word="false" fo:text-indent="-0.25in" style:auto-text-indent="false"/>
    </style:style>
    <style:style style:name="P32" style:family="paragraph" style:parent-style-name="Standard">
      <style:paragraph-properties fo:margin-left="0in" fo:margin-right="0in" fo:margin-top="0.1945in" fo:margin-bottom="0.0555in" loext:contextual-spacing="false" fo:line-height="100%" fo:text-align="justify" style:justify-single-word="false" fo:text-indent="0.0783in" style:auto-text-indent="false" fo:keep-with-next="auto"/>
    </style:style>
    <style:style style:name="P33" style:family="paragraph" style:parent-style-name="Standard" style:list-style-name="WWNum4">
      <style:paragraph-properties fo:margin-top="0.1665in" fo:margin-bottom="0in" loext:contextual-spacing="false" fo:line-height="100%" fo:text-align="start" style:justify-single-word="false"/>
    </style:style>
    <style:style style:name="P34" style:family="paragraph" style:parent-style-name="Standard" style:list-style-name="WWNum4">
      <style:paragraph-properties fo:margin-top="0in" fo:margin-bottom="0.1665in" loext:contextual-spacing="false" fo:line-height="100%" fo:text-align="start" style:justify-single-word="false"/>
    </style:style>
    <style:style style:name="P35"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style:style>
    <style:style style:name="P36"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37" style:family="paragraph" style:parent-style-name="Standard" style:list-style-name="WWNum1">
      <style:paragraph-properties fo:margin-left="1in" fo:margin-right="0in" fo:margin-top="0in" fo:margin-bottom="0.1665in" loext:contextual-spacing="false" fo:line-height="100%" fo:text-align="start" style:justify-single-word="false" fo:text-indent="-0.25in" style:auto-text-indent="false"/>
    </style:style>
    <style:style style:name="P38" style:family="paragraph" style:parent-style-name="Standard" style:list-style-name="WWNum2">
      <style:paragraph-properties fo:margin-left="1in" fo:margin-right="0in" fo:margin-top="0in" fo:margin-bottom="0.1665in" loext:contextual-spacing="false" fo:line-height="100%" fo:text-align="start" style:justify-single-word="false" fo:text-indent="-0.25in" style:auto-text-indent="false"/>
    </style:style>
    <style:style style:name="P39" style:family="paragraph" style:parent-style-name="Standard" style:list-style-name="WWNum1">
      <style:paragraph-properties fo:margin-left="1.5in" fo:margin-right="0in" fo:margin-top="0in" fo:margin-bottom="0in" loext:contextual-spacing="false" fo:line-height="100%" fo:text-align="start" style:justify-single-word="false" fo:text-indent="-0.25in" style:auto-text-indent="false"/>
    </style:style>
    <style:style style:name="P4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4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4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44" style:family="paragraph" style:parent-style-name="Standard">
      <style:paragraph-properties fo:break-before="auto" fo:break-after="auto"/>
    </style:style>
    <style:style style:name="P45" style:family="paragraph" style:parent-style-name="Heading_20_1">
      <style:paragraph-properties fo:margin-left="0in" fo:margin-right="0in" fo:text-indent="0in" style:auto-text-indent="false"/>
    </style:style>
    <style:style style:name="P46" style:family="paragraph" style:parent-style-name="Heading_20_2">
      <style:paragraph-properties fo:margin-left="0in" fo:margin-right="0in" fo:text-indent="0in" style:auto-text-indent="false"/>
    </style:style>
    <style:style style:name="P47"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font-name="Pacifico" fo:font-size="10pt" style:font-name-asian="Pacifico1" style:font-size-asian="10pt" style:font-name-complex="Pacifico1" style:font-size-complex="10pt"/>
    </style:style>
    <style:style style:name="T9" style:family="text">
      <style:text-properties style:font-name="Arimo" fo:font-size="10pt" style:font-name-asian="Arimo1" style:font-size-asian="10pt" style:font-name-complex="Arimo1" style:font-size-complex="10pt"/>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fo:color="#1155cc" style:text-underline-style="solid" style:text-underline-width="auto" style:text-underline-color="font-color"/>
    </style:style>
    <style:style style:name="T13" style:family="text">
      <style:text-properties style:font-name="Arial" fo:font-size="11pt" style:font-name-asian="Arial1" style:font-size-asian="11pt" style:font-name-complex="Arial1" style:font-size-complex="11pt"/>
    </style:style>
    <style:style style:name="T1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aczyuw2yex2w"/><text:span text:style-name="T1">Sistemas Informáticos</text:span><text:span text:style-name="T2"><text:line-break/></text:span><text:span text:style-name="T3">Actividad evaluable - Segunda evaluación</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Actualizado Noviembre 2025</text:span></text:p>
      <text:p text:style-name="P5"/>
      <text:p text:style-name="P4"><text:span text:style-name="T6">Actividad evaluable - Segunda evaluación</text:span></text:p>
      <text:p text:style-name="P6"><text:span text:style-name="T8"><text:s/>❕</text:span><text:span text:style-name="T9"> </text:span><text:span text:style-name="T10">Atención: </text:span>lee todo el documento al completo antes de empezar la actividad</text:p>
      <text:p text:style-name="P45"><text:bookmark text:name="_dbh0n1vac4c8"/>1. Introducción</text:p>
      <text:p text:style-name="P7">Tu cliente <text:span text:style-name="T10">BiCiBiKeR S.L.</text:span> está muy satisfecho con tu trabajo. Quieren contratarte de nuevo para mejorar sus sistemas.<text:line-break/>BiCiBiKeR S.L. va a comprar nuevo hardware para modernizar sus equipos informáticos.<text:line-break/>Las necesidades de la empresa son las siguientes:</text:p>
      <text:list xml:id="list495761615" text:style-name="WWNum5">
        <text:list-item>
          <text:p text:style-name="P8">Un <text:span text:style-name="T10">ordenador de sobremesa</text:span> para personal de oficina, barato y preparado para tareas ofimáticas (Internet, procesador de textos, etc.).</text:p>
        </text:list-item>
        <text:list-item>
          <text:p text:style-name="P17">Un <text:span text:style-name="T10">TPV (Point of Sale / Punto de Venta)</text:span> para alquilar bicicletas en las tiendas. Puede ser un portátil o cualquier otra solución válida para TPV (tablet, barebone, hardware específico, etc.).</text:p>
        </text:list-item>
        <text:list-item>
          <text:p text:style-name="P17">Un <text:span text:style-name="T10">servidor</text:span>, que permita el trabajo concurrente de 20 empleados, aunque su tarea principal será almacenar la base de datos. Debe ser un <text:span text:style-name="T10">ordenador de sobremesa con un sistema RAID</text:span>.</text:p>
        </text:list-item>
        <text:list-item>
          <text:p text:style-name="P17">Hardware para almacenar las <text:span text:style-name="T10">copias de seguridad de la base de datos</text:span>.</text:p>
        </text:list-item>
        <text:list-item>
          <text:p text:style-name="P25">Además, debes definir una <text:span text:style-name="T10">política de copias de seguridad</text:span> adecuada y lógica.</text:p>
        </text:list-item>
      </text:list>
      <text:p text:style-name="P7">Algunos sistemas informáticos pueden requerir periféricos, como:</text:p>
      <text:list xml:id="list551404377" text:style-name="WWNum8">
        <text:list-item>
          <text:p text:style-name="P9">Monitores, teclados, ratones, impresoras (una de inyección y otra láser), webcam con micrófono.</text:p>
        </text:list-item>
        <text:list-item>
          <text:p text:style-name="P26">Cualquier otro periférico que consideres útil (por ejemplo, un NAS, cintas de backup, etc.).</text:p>
        </text:list-item>
      </text:list>
      <text:p text:style-name="P7">Eres un alumno muy competente y estas tareas son pan comido para ti. 🙂</text:p>
      <text:p text:style-name="P45"><text:bookmark text:name="_30j0zll"/><text:soft-page-break/>2. Actividades</text:p>
      <text:p text:style-name="P46"><text:bookmark text:name="_1fob9te"/>2.1 Dossier</text:p>
      <text:p text:style-name="P7">Debes entregar un <text:span text:style-name="T10">dossier</text:span> que incluya:</text:p>
      <text:p text:style-name="P32"><text:span text:style-name="T10">A. Presupuestos</text:span></text:p>
      <text:list xml:id="list3938785361" text:style-name="WWNum9">
        <text:list-item>
          <text:p text:style-name="P10"><text:span text:style-name="T10">Dos presupuestos</text:span> para cada tipo de ordenador.</text:p>
        </text:list-item>
        <text:list-item>
          <text:p text:style-name="P18">Debes <text:span text:style-name="T10">justificar cuál de los dos has elegido</text:span>.</text:p>
        </text:list-item>
        <text:list-item>
          <text:p text:style-name="P18">Los portátiles y los TPV pueden comprarse como “producto único”, pero los <text:span text:style-name="T10">sobremesa deben montarse por componentes</text:span>.</text:p>
        </text:list-item>
        <text:list-item>
          <text:p text:style-name="P18">Indicar <text:span text:style-name="T10">dónde has encontrado cada producto/componente</text:span>.</text:p>
        </text:list-item>
        <text:list-item>
          <text:p text:style-name="P18">Explicar <text:span text:style-name="T10">por qué has seleccionado ese componente</text:span>.</text:p>
        </text:list-item>
        <text:list-item>
          <text:p text:style-name="P18">Comprobar si <text:span text:style-name="T10">el componente es compatible</text:span> con los demás.</text:p>
        </text:list-item>
        <text:list-item>
          <text:p text:style-name="P27">Añadir <text:span text:style-name="T10">cualquier periférico extra</text:span> que consideres interesante.</text:p>
        </text:list-item>
      </text:list>
      <text:p text:style-name="P32"><text:span text:style-name="T10">B. Política de copias de seguridad</text:span></text:p>
      <text:p text:style-name="P7">Un documento explicando la política de backup del servidor, incluyendo:</text:p>
      <text:list xml:id="list798620220" text:style-name="WWNum10">
        <text:list-item>
          <text:p text:style-name="P11">Qué <text:span text:style-name="T10">tipo de RAID</text:span> propones para el servidor.</text:p>
        </text:list-item>
        <text:list-item>
          <text:p text:style-name="P19">Cuándo realizar cada tipo de copia de seguridad (periodicidad de copias <text:span text:style-name="T10">completas, diferenciales e incrementales</text:span>).</text:p>
        </text:list-item>
        <text:list-item>
          <text:p text:style-name="P28">Qué hardware se usará para almacenar las copias y <text:span text:style-name="T10">dónde debe ubicarse</text:span>.</text:p>
        </text:list-item>
      </text:list>
      <text:p text:style-name="P46"><text:bookmark text:name="_3znysh7"/>2.2 <text:s/>Assembly</text:p>
      <text:p text:style-name="P7">Elige uno de los ordenadores de sobremesa y describe los <text:span text:style-name="T10">pasos para montarlo</text:span>. Debes crear una <text:span text:style-name="T10">presentación</text:span> en formato <text:span text:style-name="T10">.odp (LibreOffice/OpenOffice)</text:span> —recomendado— o <text:span text:style-name="T10">.ppt (PowerPoint)</text:span> explicando estos pasos.</text:p>
      <text:p text:style-name="P7">También puedes usar Canva <text:s/><text:a xlink:type="simple" xlink:href="https://canva.com" text:style-name="ListLabel_20_82" text:visited-style-name="ListLabel_20_82"><text:span text:style-name="T12">https://canva.com</text:span></text:a> o herramientas similares y exportar la presentación en PDF.</text:p>
      <text:p text:style-name="P46"><text:bookmark text:name="_2et92p0"/>2.3 Mantenimiento</text:p>
      <text:p text:style-name="P7">El montaje de los ordenadores ha sido un poco problemático y han surgido varios errores… ¡pero tú puedes solucionarlo todo!</text:p>
      <text:p text:style-name="P7">Crea un documento respondiendo, de manera razonada, minuciosa y muy detallada, a las siguientes situaciones:</text:p>
      <text:list xml:id="list605834098" text:style-name="WWNum3">
        <text:list-item>
          <text:p text:style-name="P12">El ordenador no arranca.</text:p>
        </text:list-item>
        <text:list-item>
          <text:p text:style-name="P20">El ordenador arranca, pero no se ve nada en pantalla.</text:p>
        </text:list-item>
        <text:list-item>
          <text:p text:style-name="P29">Has derramado agua sobre uno de los portátiles. ¿Qué haces?</text:p>
        </text:list-item>
      </text:list>
      <text:p text:style-name="P46"><text:bookmark text:name="_1t3h5sf"/>2.4 Script en Python</text:p>
      <text:p text:style-name="P7"><text:soft-page-break/>Crea un script sencillo en Python que reciba como argumento <text:span text:style-name="T10">una ruta absoluta de un directorio</text:span>.</text:p>
      <text:p text:style-name="P7">El script debe:</text:p>
      <text:list xml:id="list545798934" text:style-name="WWNum7">
        <text:list-item>
          <text:p text:style-name="P13">Crear un archivo <text:span text:style-name="T10">.zip</text:span> de ese directorio.</text:p>
        </text:list-item>
        <text:list-item>
          <text:p text:style-name="P21">Guardarlo en el directorio actual con un nombre que incluya la fecha y hora, por ejemplo: <text:span text:style-name="T10">Backup-2023-02-27-11-00.zip</text:span></text:p>
        </text:list-item>
        <text:list-item>
          <text:p text:style-name="P30">Obtener la fecha y hora mediante funciones de Python o variables de entorno.</text:p>
        </text:list-item>
      </text:list>
      <text:p text:style-name="P7">Cuando el script funcione, añade en forma de <text:span text:style-name="T10">comentarios en el código</text:span>:</text:p>
      <text:list xml:id="list1066308" text:style-name="WWNum4">
        <text:list-item>
          <text:p text:style-name="P33">Los comandos necesarios para programarlo en <text:span text:style-name="T10">Linux </text:span>para que se ejecute todos los días a las 22:00 (directorio /Data).</text:p>
        </text:list-item>
        <text:list-item>
          <text:p text:style-name="P34">Los comandos necesarios para programarlo en <text:span text:style-name="T10">Windows</text:span> para que se ejecute todos los días a las 22:00 (directorio C:\Data).</text:p>
        </text:list-item>
      </text:list>
      <text:p text:style-name="P45"><text:bookmark text:name="_4d34og8"/>3. Entrega</text:p>
      <text:p text:style-name="P7">Esta actividad evaluable debe estar <text:span text:style-name="T10">escrita</text:span> <text:span text:style-name="T10">por ti mismo</text:span>. <text:span text:style-name="T10">NO está permitido</text:span> usar herramientas de inteligencia artificial (ChatGPT, Grok, Gemini, Deepseek, etc.) ni ayuda de otras personas. Su uso se castigará como copia y esto implica el suspenso completo del módulo.</text:p>
      <text:p text:style-name="P7">Debes entregar:</text:p>
      <text:list xml:id="list4064532492" text:style-name="WWNum1">
        <text:list-item>
          <text:p text:style-name="P14">Una <text:span text:style-name="T10">hoja de cálculo por cada presupuesto</text:span>.</text:p>
          <text:list>
            <text:list-item>
              <text:p text:style-name="P35">Cada hoja de cálculo debe tener 5 pestañas:</text:p>
              <text:list>
                <text:list-item>
                  <text:p text:style-name="P39">Las 3 para cada tipo de ordenador.</text:p>
                </text:list-item>
                <text:list-item>
                  <text:p text:style-name="P39">1 para periféricos comunes.</text:p>
                </text:list-item>
                <text:list-item>
                  <text:p text:style-name="P39">1 para agrupar el <text:span text:style-name="T10">presupuesto total</text:span>.</text:p>
                </text:list-item>
                <text:list-item>
                  <text:p text:style-name="P39">La hoja debe permitir cambiar valores como número de equipos, descuentos, etc.</text:p>
                </text:list-item>
                <text:list-item>
                  <text:p text:style-name="P39">❕ <text:span text:style-name="T10">Recuerda incluir precios finales, con y sin IVA.</text:span></text:p>
                </text:list-item>
              </text:list>
            </text:list-item>
          </text:list>
        </text:list-item>
        <text:list-item>
          <text:p text:style-name="P22">Un documento con la <text:span text:style-name="T10">política de copias de seguridad</text:span>.</text:p>
        </text:list-item>
        <text:list-item>
          <text:p text:style-name="P22">Un documento con las explicaciones de la actividad 1 (máximo media página por presupuesto).</text:p>
        </text:list-item>
        <text:list-item>
          <text:p text:style-name="P22">Una presentación con los pasos del montaje (actividad 2).</text:p>
        </text:list-item>
        <text:list-item>
          <text:p text:style-name="P22">Un documento respondiendo las preguntas de mantenimiento (actividad 3).</text:p>
        </text:list-item>
        <text:list-item>
          <text:p text:style-name="P22">Un archivo .py con el script de la actividad 4, incluyendo los comentarios con los comandos de planificación.</text:p>
          <text:list>
            <text:list-item>
              <text:p text:style-name="P37">Los comandos para programar la ejecución de la tarea periódicamente en un sistema Windows y en un sistema Linux.</text:p>
            </text:list-item>
          </text:list>
        </text:list-item>
      </text:list>
      <text:p text:style-name="P45"><text:bookmark text:name="_2s8eyo1"/>4. Evaluación</text:p>
      <text:p text:style-name="P7">La actividad es <text:span text:style-name="T10">individual e intransferible</text:span>. No basta con entregar el dossier.<text:line-break/>El alumnado debe <text:span text:style-name="T10">defender su trabajo</text:span> ante el profesor y ser capaz de hacer modificaciones pequeñas si se le solicita, demostrando que ha adquirido los conocimientos y evitando cualquier sospecha de copia.</text:p>
      <text:p text:style-name="P7"><text:soft-page-break/>📖 <text:span text:style-name="T10">Importante:<text:line-break/></text:span>Debes realizar esta actividad por tu cuenta. NO está permitido usar herramientas de inteligencia artificial (ChatGPT, Grok, Gemini, Deepseek, etc.) ni ayuda de otras personas. Su uso se castigará como copia y esto implica el suspenso completo del módulo.</text:p>
      <text:p text:style-name="P7">La evaluación tendrá en cuenta:</text:p>
      <text:list xml:id="list2494010960" text:style-name="WWNum2">
        <text:list-item>
          <text:p text:style-name="P15">Corrección en las explicaciones.</text:p>
        </text:list-item>
        <text:list-item>
          <text:p text:style-name="P23">Correcto funcionamiento del script.</text:p>
        </text:list-item>
        <text:list-item>
          <text:p text:style-name="P23">Buena presentación visual de los documentos.</text:p>
        </text:list-item>
        <text:list-item>
          <text:p text:style-name="P23">Estructura adecuada:</text:p>
          <text:list>
            <text:list-item>
              <text:p text:style-name="P36">Índice.</text:p>
            </text:list-item>
            <text:list-item>
              <text:p text:style-name="P36">Saltos de página.</text:p>
            </text:list-item>
            <text:list-item>
              <text:p text:style-name="P36">Estilos.</text:p>
            </text:list-item>
            <text:list-item>
              <text:p text:style-name="P36">Numeración.</text:p>
            </text:list-item>
            <text:list-item>
              <text:p text:style-name="P36">Encabezado y pie.</text:p>
            </text:list-item>
            <text:list-item>
              <text:p text:style-name="P36">Animaciones y transiciones en la presentación.</text:p>
            </text:list-item>
            <text:list-item>
              <text:p text:style-name="P38">Referencias y funciones en la hoja de cálculo.</text:p>
            </text:list-item>
          </text:list>
        </text:list-item>
      </text:list>
      <text:p text:style-name="P45"><text:bookmark text:name="_17dp8vu"/>5. Recomendaciones</text:p>
      <text:p text:style-name="P7">La actividad está diseñada para poner en práctica los conocimientos teóricos. El objetivo NO es montar los ordenadores perfectos, sino enfrentarte a un proyecto realista.</text:p>
      <text:p text:style-name="P7">Los objetivos fundamentales son:</text:p>
      <text:list xml:id="list1836206339" text:style-name="WWNum6">
        <text:list-item>
          <text:p text:style-name="P16">Mejorar tu conocimiento sobre hardware.</text:p>
        </text:list-item>
        <text:list-item>
          <text:p text:style-name="P24">Seleccionar correctamente los componentes de un ordenador.</text:p>
        </text:list-item>
        <text:list-item>
          <text:p text:style-name="P24">Detectar compatibilidades e incompatibilidades.</text:p>
        </text:list-item>
        <text:list-item>
          <text:p text:style-name="P24">Identificar las necesidades de una empresa y elegir los periféricos adecuados.</text:p>
        </text:list-item>
        <text:list-item>
          <text:p text:style-name="P24">Elaborar un presupuesto.</text:p>
        </text:list-item>
        <text:list-item>
          <text:p text:style-name="P24">Crear y usar una hoja de cálculo adaptable.</text:p>
        </text:list-item>
        <text:list-item>
          <text:p text:style-name="P24">Crear una presentación profesional.</text:p>
        </text:list-item>
        <text:list-item>
          <text:p text:style-name="P24">Crear un script sencillo en Python para realizar un backup.</text:p>
        </text:list-item>
        <text:list-item>
          <text:p text:style-name="P24">Programar tareas en sistemas Linux y Windows.</text:p>
        </text:list-item>
        <text:list-item>
          <text:p text:style-name="P31">Redactar documentación de forma adecuada y profesional.</text:p>
        </text:list-item>
      </text:list>
      <text:p text:style-name="P7"><text:soft-page-break/>Recuerda: <text:span text:style-name="T10">no estás chateando por WhatsApp</text:span>, estás generando documentación formal para una empr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3in" fo:margin-left="0.3in"/>
        </style:list-level-properties>
      </text:list-level-style-bullet>
      <text:list-level-style-number text:level="2" style:num-prefix=" ●." style:num-suffix=" " style:num-format="1">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4">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5">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Actividad evaluable - Segunda evaluación</text:span></text:p>
      </style:header>
      <style:footer>
        <text:p text:style-name="MP4"><text:span text:style-name="MT1">CFGS DAM/DAW <text:tab/><text:tab/>Actividad evaluable - Segunda evaluación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5" meta:paragraph-count="98" meta:word-count="1055" meta:character-count="6626" meta:non-whitespace-character-count="5721"/>
    <meta:generator>LibreOfficeDev/6.0.5.2$Linux_X86_64 LibreOffice_project/</meta:generator>
  </office:meta>
</office:document-meta>
</file>